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Resumen Sistemas Informáticos Unidad 3</text:h>
      <text:p text:style-name="Text_20_body">Un sistema de comunicación es el conjunto de elementos que intervienen en la transmisión de señales permitiendo el intercambio de información entre emisor y receptor. Están formados por : Equipos terminales de datos (ETD) qué son el emisor y el receptor; Canal que es el medio físico por el que fluye la información siguiendo unos protocolos o conjunto de reglas y los Equipos de comunicación de datos (ECD) o nodos intermedios. </text:p>
      <text:p text:style-name="Text_20_body">Los sistemas de comunicación se clasifican según el canal en cableados o inalámbricos, según la direccionalidad pueden ser simplex, si van en un solo sentido, como la radio, semi dúplex o half dúplex si van en los dos sentidos pero no simultáneamente, como el walkie talkie, o dúplex o full dúplex si van en los dos sentidos simultáneamente, como el teléfono. Según el tipo de señales pueden ser síncronos o asíncronos y según la naturaleza de la señal lógicos o digitales </text:p>
      <text:p text:style-name="Text_20_body">Los sistemas de comunicación se empelan para construir redes públicas de telecomunicaciones. Ejemplos de redes públicas son la red básica de teléfono, el bucle de abonado digital asimétrico o ADSL, la telefonía móvil o UMTS o el Internet por cable o fibra óptica,</text:p>
      <text:p text:style-name="Text_20_body">En estos sistemas de comunicación se dan distintas técnicas de conmutación, por ejemplo la conmutación de circuitos, como en la antigua red telefónica conmutada; conmutación de mensajes en la que se guardan bloques de información almacenados hasta que llegan a su destino, es la técnica del telex o de algunas aplicaciones de email; o conmutación de paquetes, el mensaje es dividido en paquetes que van pasando de nodo en nodo hasta llegar a su destino. En esta técnica de conmutación se dan dos casos, circuitos virtuales y datagramas. Internet se basa en datagramas.</text:p>
      <text:p text:style-name="Text_20_body">Una red informática se da cuando dos o más dispositivos están conectados con la finalidad de compartir información y recursos. Estas redes tienen unas características como son: conectividad, escalabilidad, seguridad y optimización de recursos que dan lugar a unas ventajas como la posibilidad de compartir los recursos y la información, la posibilidad de colaboración, gestión centralizada y reducción de costes.</text:p>
      <text:p text:style-name="Text_20_body">Las redes informáticas se clasifican, según su alcance o extensión en: redes de área personal PAN, redes de área local LAN, redes de área de campus CAN, <text:s/>redes de Área Metropolitana MAN, o redes de área amplia WAN; según sus funciones pueden ser redes de igual a igual (peer to peer) o cliente-servidor, con gestión centralizada y un sistema operativo de tipo servidor; según el tipo de conexión pueden ser cableadas o inalámbricas; según su grado de difusión las dividimos en Intranet cuando son privadas o Internet que es un conjunto descentralizado de redes. </text:p>
      <text:p text:style-name="Text_20_body">Para atender a la topología de la red lo primero es aclarar que cuando se habla de topología se puede hacer referencia a dos conceptos totalmente diferentes. La topología lógica se encarga de mostrarnos el uso de la red, el nombre de los ordenadores, las direcciones o las aplicaciones. Sin embargo la topología física se encarga de la forma en que se conectan los ordenadores. La división de las redes según su topología se hace atendiendo a la topología física donde podremos encontrar: redes en bus, con un único cable troncal con terminaciones en los extremos; redes en anillo donde cada nodo se une con el siguiente y el último con el primero; redes en anillo doble que tienen ambas direcciones consiguiendo redundancia lo que es igual a tolerancia a fallos; redes en estrella con un nodo central y que se usan en las redes modernas; redes en árbol que son redes en estrella conectadas entre sí en las que <text:s/>se parte de un elemento aislado, normalmente un router, de esta manera con una conexión a Internet damos servicio a varias redes. </text:p>
      <text:p text:style-name="Text_20_body">En redes inalámbricas no se habla de topologías sino de “modo de conexión”. Este puede ser ad hoc, dónde los dispositivos están conectados entre sí. Es una red P2P y permite compartir información de forma puntual. También puede ser modo Infraestructura dónde se conectan los dispositivos inalámbricos a una red cableada haciendo pasar todo el tráfico a través de un punto de acceso. Hay otro “modo de conexión” que se usa en redes inalámbricas y es el modo mixto.</text:p>
      <text:p text:style-name="Text_20_body">En redes informáticas podemos hablar de arquitectura refiriéndonos al conjunto de capas o niveles junto a los protocolos de estás. Esta arquitectura tiene unos factores como: la topología o forma, el método de acceso a red, manera de compartir información; o los protocolos de comunicación, las reglas generales de uso.</text:p>
      <text:p text:style-name="Text_20_body"><text:soft-page-break/>Los modelos más importantes de arquitectura son: El modelo OSI (open system interconnection) qué es un marco de referencia de 7 capas para desarrollar otras arquitecturas. Sus capas son: física, enlace, red, transporte, sesión, presentación y aplicación; y el modelo TCP/IP qué es la base de las comunicaciones en Internet. Es un modelo de 4 capas llamadas: </text:p>
      <text:p text:style-name="Text_20_body">Enlace, que algunos dividen en física y enlace igual que en OSI, su función es convertir la información del nivel de red en señales que se pueden transmitir físicamente y viceversa, convierte las direcciones físicas en direcciones MAC, deberíamos saber que una dirección MAC es un identificador de 48 bits en el que los 24 bits de la derecha son un identificador único, esto hace que sean como una matrícula de cada dispositivo. Trabaja con el estándar Ethernet y los datos de esta capa son las tramas, Los protocolos más importantes son ARP, protocolo de resolución de direcciones y su reverso el RARP. </text:p>
      <text:p text:style-name="Text_20_body">Capa de red. Tengamos en cuenta que una de las ventajas de esta arquitectura es que los paquetes viajan de forma independiente sin ningún orden específico, pues bien, la función de la capa de red es encaminar estos paquetes del origen al destino. No se preocupa de lo que pasará con el paquete en el destino ya que no es orientado a conexión, se ocupa del direccionamiento, la conectividad, el enrutamiento y el control de la conexión. Los datos de esta capa son los datagramas y los protocolos más importantes el IP con sus direcciones IP dos tipos IPv4 de 32 bits y IPv6 de 128 bits, ICMP, RIP, OSPF y vuelven a aparecer ARP y RARP para convertir las direcciones MAC en Ips.</text:p>
      <text:p text:style-name="Text_20_body">Capa de transporte, esta es la capa que se ocupa de las reglas de conexión entre dos dispositivos. Su función es la transferencia libre de errores de los datos que en esta capa se llaman segmentos. Los protocolos más importantes son el TCP qué es orientado a conexión y fiable por lo que crea un flujo confiable a través de redes no fiables; y UDP, que no es orientado a conexión, por lo que no es fiable y lo que hace es enviar los datagramas IP encapsulados sin una conexión establecida; se usa para envío de audio y vídeo en tiempo real. Es en esta capa donde se definen unas direcciones de transporte en las que los procesos pueden estar a la escucha; a estas direcciones las llamamos puertos o TSAP (Punto acceso servicio Transporte) y gracias a ellas podemos identificar los servicios y sus sesiones.</text:p>
      <text:p text:style-name="Text_20_body">Capa de aplicación, contiene los programas de usuario. Incluye las capas de sesión, presentación y aplicación del modelo OSI. Sus protocolos son todos los de alto nivel cómo FTP, DNS, SMTP , POP o HTTP. Esta capa define los sockets, identificadores de conexión formados por la IP más el puerto.</text:p>
      <text:p text:style-name="Text_20_body">Si queremos hablar de los componentes de la red debemos empezar por el medio de transmisión. En redes con medio de transmisión guiado es el cableado de red. Los cables más usados son el cable de par trenzado con su conector RJ45, que si es directo se usa para la conexión a red y si es cruzado conecta equipos del mismo tipo; el cable coaxial dónde hay un núcleo y un mallazo externo, funciona con conector BCN o tipo N; y también la fibra óptica qué es un hilo muy fino de material transparente al que se aplica una fuente de luz, normalmente un láser. Es muy fiable y hay dos tipos, multimodo y monomodo, en los que se usan conectores FC o FDDI. Si el medio de transmisión es no guiado nos referimos a que son ondas, es decir, redes inalámbricas.</text:p>
      <text:p text:style-name="Text_20_body">Después están los racks, armarios de conexiones, y los patch panel o terminadores de cableado, además de los elementos de interconexión que dividiremos según la capa a la que correspondan:</text:p>
      <text:p text:style-name="Text_20_body">En el nivel físico tenemos las tarjetas de red llamadas network interface card (NIC), permiten la conexión de los ordenadores a la red y tienen grabada una MAC única. Sus componentes son un procesador principal, un transceptor para acceder al medio, un conector Wake on LAN y un conector externo, que puede ser RJ45 hembra para redes cableadas o una antena para las inalámbricas. En su configuración siempre deberemos introducir la IP, la máscara de red y la puerta de enlace. En esta capa también están los concentradores también llamados hubs y los repetidores.</text:p>
      <text:p text:style-name="Text_20_body">En el nivel de enlace tenemos los conmutadores o switchs, que conectan dos segmentos de red. Se consiguen velocidades altas de conexión y con ellos se pueden hacer múltiples transmisiones simultáneas. El problema es que sólo conectan redes con la misma topología. Aunque son de nivel 2 también los hay de nivel 3, cuando tienen alguna función de router. Con estos es posible definir Vlans. También en enlace están los bridges, que conectan subredes y los puntos de acceso que permiten el acceso a dispositivos inalámbricos.</text:p>
      <text:p text:style-name="Text_20_body"><text:soft-page-break/>En el nivel de red tenemos los router que conectan dos redes mediante NAT. Cada puerto va en una red por lo que tienen varias direcciones IP. Guardan la información de las redes en una tabla de enrutamiento y en su configuración deberemos introducir las direcciones IP de cada interfaz, las mascaras de subred, las puertas de enlace, el servidor DNS y si queremos DHCP o no. Cuando el router solo une dos redes locales se suele hablar de router neutro.</text:p>
      <text:p text:style-name="Text_20_body">En el nivel de aplicación tenemos los servidores y los IDS (intrusion detection system) que detectan las intrusiones pero no las evitan. Los podemos dividir en N-IDS cuando actúan sobre la red, tienen forma de hardware y se suelen integrar con el firewall o H-IDS que actúan sobre el host, tienen forma de software y se pueden integrar también con el firewall instalado en el ordenador. Actualmente se empiezan a usar IPS que se ocupan tanto de la detección como la prevención de intrusiones. Además está el firewall que limita el tráfico para prevenir intrusiones pero no las detecta por lo que es algo diferente al IDS.</text:p>
      <text:p text:style-name="P1">Redes inalámbricas</text:p>
      <text:p text:style-name="Text_20_body">Las redes ad hoc suelen ser lentas y poco seguras por ello se suelen usar redes en modo infraestructura y casi siempre con redes WiFi que son WLAN bajo el estándar IEEE 802.11.</text:p>
      <text:p text:style-name="Text_20_body">Las redes inalámbricas tienen las ventajas de: movilidad, escalabilidad, flexibilidad e instalación rápida y las desventajas de ser menos seguras y de interferencias.</text:p>
      <text:p text:style-name="Text_20_body">El estándar IEEE 802.11 habla de una serie de conceptos como: estación que es lo mismo que un host en redes cableadas; medio, que en redes inalámbricas es la radiofrecuencia trabajando en bandas de 2,4 y 5 Ghz; el punto de acceso, nodo donde se conectan todos los hosts; el área de servicio dividida en IBSS (Conjunto de servicios básicos independiente) en redes ad hoc y BSS(Conjunto de servicios básicos) en redes infraestructura, si unimos varios BSS tendremos un ESS (Conjunto de servicios extendido); el SSID, identificador de conjunto de servicio, dividido en BSSID para redes ad hoc y ESSID para redes infraestructura.</text:p>
      <text:p text:style-name="Text_20_body">El estándar IEEE802.11 tiene varias versiones: 802.11a funciona con la banda de 5 gigahercios y con velocidades de hasta 54 megabits por segundo, 802,11b en la banda de 2,4GHz con velocidades de hasta 11 Mbps, 802,11g en <text:s/>la de 2,4 con 54 Mbps y finalmente 802.11n que funciona tanto en la banda de 2,4 como en la de 5 Ghz con velocidades de hasta 600 Mbps gracias a que usa MIMO(Múltiples entradas, múltiples salidas)</text:p>
      <text:p text:style-name="Text_20_body">Con respecto a la seguridad se encarga el estándar IEEE 802.1X en el que se nos habla de unos componentes: el autenticador, que recibe la información del cliente; el solicitante, que es un software del cliente encargado de mandar las claves y los permisos; y el servidor de autentificación que puede ser un servidor RADIUS y verifica los permisos de seguridad.</text:p>
      <text:p text:style-name="Text_20_body">Las medidas que podemos implementar para hacer una red inalámbrica más segura son: ocultar el SSID, <text:s/>usar un cifrado teniendo en cuenta que WEP es fácilmente descifrable, WPA funciona mejor con clave de cifrado de 256 bits y WPA2 es una versión mejorada del WPA que trabaja con PSK para encriptación además de TKIP o se puede hacer mediante un servidor RADIUS que es aún más seguro; también podemos hacer un filtrado de direcciones MAC que nos ayudará a evitar accesos indeseado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2cm" fo:margin-bottom="1.07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iaz</meta:initial-creator>
    <meta:creation-date>2018-01-29T17:46:27.08</meta:creation-date>
    <meta:printed-by>Javier Diaz</meta:printed-by>
    <meta:print-date>2018-01-29T19:14:04.03</meta:print-date>
    <meta:document-statistic meta:table-count="0" meta:image-count="0" meta:object-count="0" meta:page-count="3" meta:paragraph-count="28" meta:word-count="2156" meta:character-count="12644"/>
    <dc:date>2018-01-30T10:11:31.87</dc:date>
    <dc:creator>Javier Diaz</dc:creator>
    <meta:editing-duration>PT14H58M4S</meta:editing-duration>
    <meta:editing-cycles>1</meta:editing-cycles>
    <meta:generator>OpenOffice/4.1.5$Win32 OpenOffice.org_project/415m1$Build-9789</meta:generator>
  </office:meta>
</office:document-meta>
</file>